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a869" officeooo:paragraph-rsid="0010a86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Code Re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22:19:13.174488247</meta:creation-date>
    <dc:date>2020-03-21T22:45:11.945331573</dc:date>
    <meta:editing-duration>PT26M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0"/>
    <meta:generator>LibreOffice/6.2.7.1$Linux_X86_64 LibreOffice_project/20$Build-1</meta:generator>
  </office:meta>
</office:document-meta>
</file>